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F000004381AC93A99A3EB132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</style:style>
    <style:style style:name="P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42109" officeooo:paragraph-rsid="00142109"/>
    </style:style>
    <style:style style:name="P3" style:family="paragraph" style:parent-style-name="Standard">
      <loext:graphic-properties draw:fill="none"/>
      <style:paragraph-properties fo:margin-left="0in" fo:margin-right="0in" fo:text-indent="0in" style:auto-text-indent="false" fo:break-before="page" fo:background-color="transparent"/>
      <style:text-properties officeooo:rsid="00142109" officeooo:paragraph-rsid="0014210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Instalação do Apache</text:p>
      <text:p text:style-name="P2"/>
      <text:p text:style-name="P2"><draw:frame draw:style-name="fr1" draw:name="Image1" text:anchor-type="char" svg:width="11.0307in" svg:height="6.2083in" draw:z-index="0"><draw:image xlink:href="Pictures/100000000000077F000004381AC93A99A3EB132A.png" xlink:type="simple" xlink:show="embed" xlink:actuate="onLoad" loext:mime-type="image/png"/></draw:frame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3256in" fo:margin-bottom="0.3299in" fo:margin-left="0.3299in" fo:margin-right="0.32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8T22:12:11.628536447</meta:creation-date>
    <dc:date>2021-10-28T23:42:32.221519958</dc:date>
    <meta:editing-duration>PT59M58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5" meta:paragraph-count="1" meta:word-count="3" meta:character-count="20" meta:non-whitespace-character-count="18"/>
  </office:meta>
</office:document-meta>
</file>